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1fad" officeooo:paragraph-rsid="00121fad"/>
    </style:style>
    <style:style style:name="P2" style:family="paragraph" style:parent-style-name="Text_20_body">
      <style:text-properties officeooo:rsid="00121fad" officeooo:paragraph-rsid="00121fad"/>
    </style:style>
    <style:style style:name="P3" style:family="paragraph" style:parent-style-name="Text_20_body" style:list-style-name="L1">
      <style:paragraph-properties fo:break-before="page"/>
      <style:text-properties officeooo:rsid="00121fad" officeooo:paragraph-rsid="00121fad"/>
    </style:style>
    <style:style style:name="P4" style:family="paragraph" style:parent-style-name="Text_20_body" style:list-style-name="L1">
      <style:text-properties officeooo:rsid="00121fad" officeooo:paragraph-rsid="00121fad"/>
    </style:style>
    <style:style style:name="P5" style:family="paragraph" style:parent-style-name="Text_20_body" style:list-style-name="L1">
      <style:text-properties fo:color="#c9211e" loext:opacity="100%" officeooo:rsid="00157a80" officeooo:paragraph-rsid="00157a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ings from concise chess</text:p>
      <text:p text:style-name="P2"/>
      <text:list text:style-name="L1">
        <text:list-item>
          <text:p text:style-name="P3">scholar’s mate</text:p>
        </text:list-item>
        <text:list-item>
          <text:p text:style-name="P4">italian game (giuoco piano)</text:p>
        </text:list-item>
        <text:list-item>
          <text:p text:style-name="P4">spanish game (ruy lopez)</text:p>
        </text:list-item>
        <text:list-item>
          <text:p text:style-name="P4">the sicilian dragon</text:p>
        </text:list-item>
        <text:list-item>
          <text:p text:style-name="P4">the french defence</text:p>
        </text:list-item>
        <text:list-item>
          <text:p text:style-name="P4">the queen’s gambit accepted and declined</text:p>
        </text:list-item>
        <text:list-item>
          <text:p text:style-name="P4">the nimzo indian defence</text:p>
        </text:list-item>
        <text:list-item>
          <text:p text:style-name="P4">the king’s indian defence</text:p>
        </text:list-item>
      </text:list>
      <text:p text:style-name="P2"/>
      <text:p text:style-name="P2"/>
      <text:p text:style-name="P2"/>
      <text:list text:continue-numbering="true" text:style-name="L1">
        <text:list-item>
          <text:p text:style-name="P5">after learning an opening sequence try watching speed runs, popular gm games, try some blitz to familiarize yourself with the open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03:44:02.254905335</meta:creation-date>
    <dc:date>2025-06-11T04:11:50.474923482</dc:date>
    <meta:editing-duration>PT2M2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10" meta:word-count="64" meta:character-count="360" meta:non-whitespace-character-count="315"/>
  </office:meta>
</office:document-meta>
</file>